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Picture 3" text:anchor-type="paragraph" svg:x="0.94697in" svg:y="6.17986in" svg:width="4.05208in" svg:height="3.0375in" style:rel-width="scale" style:rel-height="scale"><draw:image xlink:href="media/image1.png" xlink:type="simple" xlink:show="embed" xlink:actuate="onLoad"/><svg:title/><svg:desc/></draw:frame><draw:frame draw:z-index="251659264" draw:style-name="a1" draw:name="Picture 2" text:anchor-type="paragraph" svg:x="1.16667in" svg:y="3.33409in" svg:width="3.52917in" svg:height="2.64583in" style:rel-width="scale" style:rel-height="scale"><draw:image xlink:href="media/image2.png" xlink:type="simple" xlink:show="embed" xlink:actuate="onLoad"/><svg:title/><svg:desc/></draw:frame><draw:frame draw:z-index="251658240" draw:style-name="a2" draw:name="Picture 1" text:anchor-type="paragraph" svg:x="1.02955in" svg:y="0.50038in" svg:width="3.72708in" svg:height="2.79375in" style:rel-width="scale" style:rel-height="scale"><draw:image xlink:href="media/image3.png" xlink:type="simple" xlink:show="embed" xlink:actuate="onLoad"/><svg:title/><svg:desc/></draw:frame>1.<text:s/></text:p>
      <text:p text:style-name="P2"/>
      <text:soft-page-break/>
      <text:p text:style-name="Normal"><draw:frame draw:z-index="251661312" draw:style-name="a3" draw:name="Picture 4" text:anchor-type="paragraph" svg:x="0.27222in" svg:y="0.29514in" svg:width="4.89375in" svg:height="3.66875in" style:rel-width="scale" style:rel-height="scale"><draw:image xlink:href="media/image4.png" xlink:type="simple" xlink:show="embed" xlink:actuate="onLoad"/><svg:title/><svg:desc/></draw:frame>2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nau Garcia</meta:initial-creator>
    <dc:creator>Arnau Garcia</dc:creator>
    <meta:creation-date>2026-02-17T21:35:00Z</meta:creation-date>
    <dc:date>2026-02-17T21:39:00Z</dc:date>
    <meta:template xlink:href="Normal" xlink:type="simple"/>
    <meta:editing-cycles>6</meta:editing-cycles>
    <meta:editing-duration>PT240S</meta:editing-duration>
    <meta:document-statistic meta:page-count="2" meta:paragraph-count="1" meta:word-count="2" meta:character-count="13" meta:row-count="1" meta:non-whitespace-character-count="12"/>
  </office:meta>
</office:document-meta>
</file>